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D000000B024B010A4.png" manifest:media-type="image/png"/>
  <manifest:file-entry manifest:full-path="Pictures/1000000100000299000000AE5475FABF.png" manifest:media-type="image/png"/>
  <manifest:file-entry manifest:full-path="Pictures/10000001000001E8000000A7E852AE6D.png" manifest:media-type="image/png"/>
  <manifest:file-entry manifest:full-path="Pictures/1000000100000293000000AEA25DFB55.png" manifest:media-type="image/png"/>
  <manifest:file-entry manifest:full-path="Pictures/1000000100000292000000FE64C7CA53.png" manifest:media-type="image/png"/>
  <manifest:file-entry manifest:full-path="Pictures/1000000100000252000000A6112B8550.png" manifest:media-type="image/png"/>
  <manifest:file-entry manifest:full-path="Pictures/100000010000028F000000A1EB390689.png" manifest:media-type="image/png"/>
  <manifest:file-entry manifest:full-path="Pictures/10000001000001AE000000A48E77886F.png" manifest:media-type="image/png"/>
  <manifest:file-entry manifest:full-path="Pictures/100000010000029B000000BE0B99AFE1.png" manifest:media-type="image/png"/>
  <manifest:file-entry manifest:full-path="Pictures/1000000100000241000000B0B4014579.png" manifest:media-type="image/png"/>
  <manifest:file-entry manifest:full-path="Pictures/100000010000028F000000BE2537D926.png" manifest:media-type="image/png"/>
  <manifest:file-entry manifest:full-path="Pictures/1000000100000295000000B51D113E34.png" manifest:media-type="image/png"/>
  <manifest:file-entry manifest:full-path="Pictures/1000000100000286000000A846B8BD6E.png" manifest:media-type="image/png"/>
  <manifest:file-entry manifest:full-path="Pictures/10000001000001FE000000AF1DEB4967.png" manifest:media-type="image/png"/>
  <manifest:file-entry manifest:full-path="Pictures/100000010000027A0000009A9C98E5D2.png" manifest:media-type="image/png"/>
  <manifest:file-entry manifest:full-path="Pictures/10000001000001B5000000A63D4CC5C5.png" manifest:media-type="image/png"/>
  <manifest:file-entry manifest:full-path="Pictures/10000001000001EF000000A9C48FFF1E.png" manifest:media-type="image/png"/>
  <manifest:file-entry manifest:full-path="Pictures/100000010000014E000000A2B736921A.png" manifest:media-type="image/png"/>
  <manifest:file-entry manifest:full-path="Pictures/1000000100000253000000A9999F79C4.png" manifest:media-type="image/png"/>
  <manifest:file-entry manifest:full-path="Pictures/10000001000002320000009D82D5F48C.png" manifest:media-type="image/png"/>
  <manifest:file-entry manifest:full-path="Pictures/10000001000001A0000000A456DDA887.png" manifest:media-type="image/png"/>
  <manifest:file-entry manifest:full-path="Pictures/10000001000001DB000000A8FBC8EB97.png" manifest:media-type="image/png"/>
  <manifest:file-entry manifest:full-path="Pictures/1000000100000226000000AA24BC1C68.png" manifest:media-type="image/png"/>
  <manifest:file-entry manifest:full-path="Pictures/10000001000001ED000000A446FA79D8.png" manifest:media-type="image/png"/>
  <manifest:file-entry manifest:full-path="Pictures/1000000100000180000000A452356373.png" manifest:media-type="image/png"/>
  <manifest:file-entry manifest:full-path="Pictures/10000001000002830000009DB034B24E.png" manifest:media-type="image/png"/>
  <manifest:file-entry manifest:full-path="Pictures/100000010000020F000000A6D2BF7087.png" manifest:media-type="image/png"/>
  <manifest:file-entry manifest:full-path="Pictures/10000001000001D00000009E46C5F5BC.png" manifest:media-type="image/png"/>
  <manifest:file-entry manifest:full-path="Pictures/10000001000001DF000000A263AE721F.png" manifest:media-type="image/png"/>
  <manifest:file-entry manifest:full-path="Pictures/100000010000023F0000009E3E263F25.png" manifest:media-type="image/png"/>
  <manifest:file-entry manifest:full-path="Pictures/1000000100000228000000A36ADC630D.png" manifest:media-type="image/png"/>
  <manifest:file-entry manifest:full-path="Pictures/1000000100000208000000A81FA1A8BF.png" manifest:media-type="image/png"/>
  <manifest:file-entry manifest:full-path="Pictures/10000001000001D0000000A0BF821CD9.png" manifest:media-type="image/png"/>
  <manifest:file-entry manifest:full-path="Pictures/10000001000001F2000000A8D415ED07.png" manifest:media-type="image/png"/>
  <manifest:file-entry manifest:full-path="Pictures/100000010000022A000000A8EC83880C.png" manifest:media-type="image/png"/>
  <manifest:file-entry manifest:full-path="Pictures/1000000100000292000000A6B50D05EA.png" manifest:media-type="image/png"/>
  <manifest:file-entry manifest:full-path="Pictures/10000001000001BA000000A752C9C50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5pt" fo:font-weight="bold" officeooo:rsid="0013b58c" officeooo:paragraph-rsid="0013b58c" style:font-size-asian="55pt" style:font-weight-asian="bold" style:font-size-complex="55pt" style:font-weight-complex="bold"/>
    </style:style>
    <style:style style:name="P2" style:family="paragraph" style:parent-style-name="Standard">
      <style:text-properties fo:font-size="51pt" fo:font-weight="bold" officeooo:rsid="0013b58c" officeooo:paragraph-rsid="0013b58c" style:font-size-asian="51pt" style:font-weight-asian="bold" style:font-size-complex="51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7pt" fo:font-weight="bold" officeooo:rsid="0013b58c" officeooo:paragraph-rsid="0013b58c" style:font-size-asian="27pt" style:font-weight-asian="bold" style:font-size-complex="2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STENIBILIDAD</text:p>
      <text:p text:style-name="P2">EXAMEN TEÓRICO</text:p>
      <text:p text:style-name="P3">ADRIÁN BARRIENTOS DOMÍNGUEZ</text:p>
      <text:p text:style-name="P3"/>
      <text:p text:style-name="P3"><draw:frame draw:style-name="fr3" draw:name="Imagen1" text:anchor-type="char" svg:width="17cm" svg:height="4.487cm" draw:z-index="0"><draw:image xlink:href="Pictures/1000000100000293000000AEA25DFB55.png" xlink:type="simple" xlink:show="embed" xlink:actuate="onLoad" draw:mime-type="image/png"/></draw:frame></text:p>
      <text:p text:style-name="P3"><draw:frame draw:style-name="fr3" draw:name="Imagen2" text:anchor-type="char" svg:width="17cm" svg:height="4.177cm" draw:z-index="1"><draw:image xlink:href="Pictures/100000010000028F000000A1EB390689.png" xlink:type="simple" xlink:show="embed" xlink:actuate="onLoad" draw:mime-type="image/png"/></draw:frame></text:p>
      <text:p text:style-name="P3"><draw:frame draw:style-name="fr2" draw:name="Imagen3" text:anchor-type="char" svg:x="0.238cm" svg:y="0.247cm" svg:width="17cm" svg:height="6.562cm" draw:z-index="2"><draw:image xlink:href="Pictures/1000000100000292000000FE64C7CA53.png" xlink:type="simple" xlink:show="embed" xlink:actuate="onLoad" draw:mime-type="image/png"/></draw:frame></text:p>
      <text:p text:style-name="P3"><draw:frame draw:style-name="fr1" draw:name="Imagen4" text:anchor-type="char" svg:width="11.379cm" svg:height="4.339cm" draw:z-index="3"><draw:image xlink:href="Pictures/10000001000001AE000000A48E77886F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><draw:frame draw:style-name="fr1" draw:name="Imagen5" text:anchor-type="char" svg:width="15.268cm" svg:height="4.657cm" draw:z-index="4"><draw:image xlink:href="Pictures/1000000100000241000000B0B4014579.png" xlink:type="simple" xlink:show="embed" xlink:actuate="onLoad" draw:mime-type="image/png"/></draw:frame></text:p>
      <text:p text:style-name="P3"><draw:frame draw:style-name="fr3" draw:name="Imagen6" text:anchor-type="char" svg:width="17cm" svg:height="4.842cm" draw:z-index="5"><draw:image xlink:href="Pictures/100000010000029B000000BE0B99AFE1.png" xlink:type="simple" xlink:show="embed" xlink:actuate="onLoad" draw:mime-type="image/png"/></draw:frame></text:p>
      <text:p text:style-name="P3"><draw:frame draw:style-name="fr3" draw:name="Imagen7" text:anchor-type="char" svg:width="17cm" svg:height="4.93cm" draw:z-index="6"><draw:image xlink:href="Pictures/100000010000028F000000BE2537D926.png" xlink:type="simple" xlink:show="embed" xlink:actuate="onLoad" draw:mime-type="image/png"/></draw:frame></text:p>
      <text:p text:style-name="P3"/>
      <text:p text:style-name="P3"><text:soft-page-break/></text:p>
      <text:p text:style-name="P3"><draw:frame draw:style-name="fr3" draw:name="Imagen8" text:anchor-type="char" svg:width="17cm" svg:height="4.447cm" draw:z-index="7"><draw:image xlink:href="Pictures/1000000100000299000000AE5475FABF.png" xlink:type="simple" xlink:show="embed" xlink:actuate="onLoad" draw:mime-type="image/png"/></draw:frame></text:p>
      <text:p text:style-name="P3"/>
      <text:p text:style-name="P3"><draw:frame draw:style-name="fr3" draw:name="Imagen9" text:anchor-type="char" svg:width="17cm" svg:height="4.653cm" draw:z-index="8"><draw:image xlink:href="Pictures/1000000100000295000000B51D113E34.png" xlink:type="simple" xlink:show="embed" xlink:actuate="onLoad" draw:mime-type="image/png"/></draw:frame></text:p>
      <text:p text:style-name="P3"><draw:frame draw:style-name="fr3" draw:name="Imagen10" text:anchor-type="char" svg:width="17cm" svg:height="4.42cm" draw:z-index="9"><draw:image xlink:href="Pictures/1000000100000286000000A846B8BD6E.png" xlink:type="simple" xlink:show="embed" xlink:actuate="onLoad" draw:mime-type="image/png"/></draw:frame></text:p>
      <text:p text:style-name="P3"><draw:frame draw:style-name="fr3" draw:name="Imagen11" text:anchor-type="char" svg:width="17cm" svg:height="4.581cm" draw:z-index="10"><draw:image xlink:href="Pictures/100000010000028D000000B024B010A4.png" xlink:type="simple" xlink:show="embed" xlink:actuate="onLoad" draw:mime-type="image/png"/></draw:frame></text:p>
      <text:p text:style-name="P3"><draw:frame draw:style-name="fr1" draw:name="Imagen12" text:anchor-type="char" svg:width="13.496cm" svg:height="4.63cm" draw:z-index="11"><draw:image xlink:href="Pictures/10000001000001FE000000AF1DEB4967.png" xlink:type="simple" xlink:show="embed" xlink:actuate="onLoad" draw:mime-type="image/png"/></draw:frame><text:soft-page-break/></text:p>
      <text:p text:style-name="P3"/>
      <text:p text:style-name="P3"><draw:frame draw:style-name="fr1" draw:name="Imagen13" text:anchor-type="char" svg:width="13.099cm" svg:height="4.471cm" draw:z-index="12"><draw:image xlink:href="Pictures/10000001000001EF000000A9C48FFF1E.png" xlink:type="simple" xlink:show="embed" xlink:actuate="onLoad" draw:mime-type="image/png"/></draw:frame></text:p>
      <text:p text:style-name="P3"><draw:frame draw:style-name="fr1" draw:name="Imagen14" text:anchor-type="char" svg:width="14.871cm" svg:height="4.154cm" draw:z-index="13"><draw:image xlink:href="Pictures/10000001000002320000009D82D5F48C.png" xlink:type="simple" xlink:show="embed" xlink:actuate="onLoad" draw:mime-type="image/png"/></draw:frame></text:p>
      <text:p text:style-name="P3"><draw:frame draw:style-name="fr1" draw:name="Imagen15" text:anchor-type="char" svg:width="12.569cm" svg:height="4.445cm" draw:z-index="14"><draw:image xlink:href="Pictures/10000001000001DB000000A8FBC8EB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16" text:anchor-type="char" svg:width="14.554cm" svg:height="4.498cm" draw:z-index="15"><draw:image xlink:href="Pictures/1000000100000226000000AA24BC1C68.png" xlink:type="simple" xlink:show="embed" xlink:actuate="onLoad" draw:mime-type="image/png"/></draw:frame><text:soft-page-break/></text:p>
      <text:p text:style-name="P3"><draw:frame draw:style-name="fr2" draw:name="Imagen17" text:anchor-type="char" svg:x="3.023cm" svg:y="0.249cm" svg:width="10.162cm" svg:height="4.339cm" draw:z-index="16"><draw:image xlink:href="Pictures/1000000100000180000000A45235637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3" draw:name="Imagen18" text:anchor-type="char" svg:width="17cm" svg:height="4.15cm" draw:z-index="17"><draw:image xlink:href="Pictures/10000001000002830000009DB034B24E.png" xlink:type="simple" xlink:show="embed" xlink:actuate="onLoad" draw:mime-type="image/png"/></draw:frame></text:p>
      <text:p text:style-name="P3"><draw:frame draw:style-name="fr1" draw:name="Imagen19" text:anchor-type="char" svg:width="12.913cm" svg:height="4.419cm" draw:z-index="18"><draw:image xlink:href="Pictures/10000001000001E8000000A7E852AE6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20" text:anchor-type="char" svg:width="13.046cm" svg:height="4.339cm" draw:z-index="19"><draw:image xlink:href="Pictures/10000001000001ED000000A446FA79D8.png" xlink:type="simple" xlink:show="embed" xlink:actuate="onLoad" draw:mime-type="image/png"/></draw:frame><text:soft-page-break/></text:p>
      <text:p text:style-name="P3"><draw:frame draw:style-name="fr1" draw:name="Imagen21" text:anchor-type="char" svg:width="11.562cm" svg:height="4.392cm" draw:z-index="20"><draw:image xlink:href="Pictures/10000001000001B5000000A63D4CC5C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22" text:anchor-type="char" svg:width="13.945cm" svg:height="4.392cm" draw:z-index="21"><draw:image xlink:href="Pictures/100000010000020F000000A6D2BF7087.png" xlink:type="simple" xlink:show="embed" xlink:actuate="onLoad" draw:mime-type="image/png"/></draw:frame></text:p>
      <text:p text:style-name="P3"><draw:frame draw:style-name="fr1" draw:name="Imagen23" text:anchor-type="char" svg:width="15.718cm" svg:height="4.392cm" draw:z-index="22"><draw:image xlink:href="Pictures/1000000100000252000000A6112B8550.png" xlink:type="simple" xlink:show="embed" xlink:actuate="onLoad" draw:mime-type="image/png"/></draw:frame></text:p>
      <text:p text:style-name="P3"><draw:frame draw:style-name="fr1" draw:name="Imagen24" text:anchor-type="char" svg:width="15.744cm" svg:height="4.471cm" draw:z-index="23"><draw:image xlink:href="Pictures/1000000100000253000000A9999F79C4.png" xlink:type="simple" xlink:show="embed" xlink:actuate="onLoad" draw:mime-type="image/png"/></draw:frame><text:soft-page-break/></text:p>
      <text:p text:style-name="P3"><draw:frame draw:style-name="fr1" draw:name="Imagen25" text:anchor-type="char" svg:width="12.675cm" svg:height="4.286cm" draw:z-index="24"><draw:image xlink:href="Pictures/10000001000001DF000000A263AE721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26" text:anchor-type="char" svg:width="15.215cm" svg:height="4.18cm" draw:z-index="25"><draw:image xlink:href="Pictures/100000010000023F0000009E3E263F25.png" xlink:type="simple" xlink:show="embed" xlink:actuate="onLoad" draw:mime-type="image/png"/></draw:frame></text:p>
      <text:p text:style-name="P3"><draw:frame draw:style-name="fr1" draw:name="Imagen27" text:anchor-type="char" svg:width="14.607cm" svg:height="4.313cm" draw:z-index="26"><draw:image xlink:href="Pictures/1000000100000228000000A36ADC630D.png" xlink:type="simple" xlink:show="embed" xlink:actuate="onLoad" draw:mime-type="image/png"/></draw:frame></text:p>
      <text:p text:style-name="P3"/>
      <text:p text:style-name="P3"/>
      <text:p text:style-name="P3"><draw:frame draw:style-name="fr1" draw:name="Imagen28" text:anchor-type="char" svg:width="13.76cm" svg:height="4.445cm" draw:z-index="27"><draw:image xlink:href="Pictures/1000000100000208000000A81FA1A8BF.png" xlink:type="simple" xlink:show="embed" xlink:actuate="onLoad" draw:mime-type="image/png"/></draw:frame><text:soft-page-break/></text:p>
      <text:p text:style-name="P3"><draw:frame draw:style-name="fr1" draw:name="Imagen29" text:anchor-type="char" svg:width="12.278cm" svg:height="4.233cm" draw:z-index="28"><draw:image xlink:href="Pictures/10000001000001D0000000A0BF821C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30" text:anchor-type="char" svg:width="11.008cm" svg:height="4.339cm" draw:z-index="29"><draw:image xlink:href="Pictures/10000001000001A0000000A456DDA887.png" xlink:type="simple" xlink:show="embed" xlink:actuate="onLoad" draw:mime-type="image/png"/></draw:frame></text:p>
      <text:p text:style-name="P3"/>
      <text:p text:style-name="P3"/>
      <text:p text:style-name="P3"/>
      <text:p text:style-name="P3"><draw:frame draw:style-name="fr2" draw:name="Imagen31" text:anchor-type="char" svg:x="1.912cm" svg:y="0.82cm" svg:width="13.178cm" svg:height="4.445cm" draw:z-index="30"><draw:image xlink:href="Pictures/10000001000001F2000000A8D415ED07.png" xlink:type="simple" xlink:show="embed" xlink:actuate="onLoad" draw:mime-type="image/png"/></draw:frame><draw:frame draw:style-name="fr2" draw:name="Imagen32" text:anchor-type="char" svg:x="0.034cm" svg:y="5.741cm" svg:width="16.776cm" svg:height="4.075cm" draw:z-index="31"><draw:image xlink:href="Pictures/100000010000027A0000009A9C98E5D2.png" xlink:type="simple" xlink:show="embed" xlink:actuate="onLoad" draw:mime-type="image/png"/></draw:frame></text:p>
      <text:p text:style-name="P3"><draw:frame draw:style-name="fr1" draw:name="Imagen33" text:anchor-type="char" svg:width="14.66cm" svg:height="4.445cm" draw:z-index="32"><draw:image xlink:href="Pictures/100000010000022A000000A8EC83880C.png" xlink:type="simple" xlink:show="embed" xlink:actuate="onLoad" draw:mime-type="image/png"/></draw:frame><text:soft-page-break/></text:p>
      <text:p text:style-name="P3"><draw:frame draw:style-name="fr2" draw:name="Imagen34" text:anchor-type="char" svg:x="0cm" svg:y="0.407cm" svg:width="17cm" svg:height="4.288cm" draw:z-index="33"><draw:image xlink:href="Pictures/1000000100000292000000A6B50D05EA.png" xlink:type="simple" xlink:show="embed" xlink:actuate="onLoad" draw:mime-type="image/png"/></draw:frame></text:p>
      <text:p text:style-name="P3"><draw:frame draw:style-name="fr1" draw:name="Imagen35" text:anchor-type="char" svg:width="11.696cm" svg:height="4.419cm" draw:z-index="34"><draw:image xlink:href="Pictures/10000001000001BA000000A752C9C50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36" text:anchor-type="char" svg:width="12.278cm" svg:height="4.18cm" draw:z-index="35"><draw:image xlink:href="Pictures/10000001000001D00000009E46C5F5B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n37" text:anchor-type="char" svg:width="8.839cm" svg:height="4.286cm" draw:z-index="36"><draw:image xlink:href="Pictures/100000010000014E000000A2B736921A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9:34:12.492000000</meta:creation-date>
    <dc:date>2024-11-22T19:39:49.321000000</dc:date>
    <meta:editing-duration>PT5M37S</meta:editing-duration>
    <meta:editing-cycles>1</meta:editing-cycles>
    <meta:document-statistic meta:table-count="0" meta:image-count="37" meta:object-count="0" meta:page-count="9" meta:paragraph-count="3" meta:word-count="6" meta:character-count="55" meta:non-whitespace-character-count="52"/>
    <meta:generator>LibreOffice/24.2.2.2$Windows_X86_64 LibreOffice_project/d56cc158d8a96260b836f100ef4b4ef25d6f1a01</meta:generator>
  </office:meta>
</office:document-meta>
</file>